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068cm" fo:min-width="28.9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148cm" fo:min-width="9.91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9.148cm" fo:min-width="5.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48cm" fo:min-width="1.656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6cm" fo:min-width="2.29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6cm" fo:min-width="2.802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37cm"/>
    </style:style>
    <style:style style:name="gr10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13cm"/>
    </style:style>
    <style:style style:name="gr13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Fine_20_Dashed" svg:stroke-width="0.053cm" svg:stroke-color="#cc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svg:stroke-color="#cc00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464cm" svg:height="4.318cm" svg:x="3.048cm" svg:y="10.3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9.398cm" svg:x="3.048cm" svg:y="0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9.398cm" svg:x="13.462cm" svg:y="0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9.398cm" svg:x="19.812cm" svg:y="0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9.398cm" svg:x="26.162cm" svg:y="0.9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56cm" svg:height="0.962cm" svg:x="14.986cm" svg:y="1.248cm">
          <draw:text-box>
            <text:p text:style-name="P2"><text:span text:style-name="T1">PVM</text:span></text:p>
          </draw:text-box>
        </draw:frame>
        <draw:frame draw:style-name="gr4" draw:text-style-name="P3" draw:layer="layout" svg:width="3.556cm" svg:height="0.962cm" svg:x="21.336cm" svg:y="1.302cm">
          <draw:text-box>
            <text:p text:style-name="P2"><text:span text:style-name="T1">HVM</text:span></text:p>
          </draw:text-box>
        </draw:frame>
        <draw:frame draw:style-name="gr4" draw:text-style-name="P3" draw:layer="layout" svg:width="3.556cm" svg:height="0.962cm" svg:x="27.686cm" svg:y="1.302cm">
          <draw:text-box>
            <text:p text:style-name="P2"><text:span text:style-name="T1">PVHVM</text:span></text:p>
          </draw:text-box>
        </draw:frame>
        <draw:frame draw:style-name="gr4" draw:text-style-name="P3" draw:layer="layout" svg:width="3.556cm" svg:height="0.962cm" svg:x="6.604cm" svg:y="1.248cm">
          <draw:text-box>
            <text:p text:style-name="P2"><text:span text:style-name="T1">Domain 0</text:span></text:p>
          </draw:text-box>
        </draw:frame>
        <draw:custom-shape draw:style-name="gr5" draw:text-style-name="P1" draw:layer="layout" svg:width="3.048cm" svg:height="1.27cm" svg:x="3.302cm" svg:y="2.21cm">
          <text:p text:style-name="P2">x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1.27cm" svg:x="3.302cm" svg:y="4.296cm">
          <text:p text:style-name="P2">x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1.27cm" svg:x="6.604cm" svg:y="2.21cm">
          <text:p text:style-name="P2">x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1.27cm" svg:x="9.906cm" svg:y="2.21cm">
          <text:p text:style-name="P2">xen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4.826cm" svg:y1="3.48cm" svg:x2="4.826cm" svg:y2="4.296cm">
          <text:p/>
        </draw:line>
        <draw:custom-shape draw:style-name="gr7" draw:text-style-name="P1" draw:layer="layout" svg:width="2.794cm" svg:height="3.81cm" svg:x="8.636cm" svg:y="6.582cm">
          <text:p text:style-name="P2">Backend </text:p>
          <text:p text:style-name="P2">PV 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3.81cm" svg:x="5.842cm" svg:y="6.582cm">
          <text:p text:style-name="P2">Legacy</text:p>
          <text:p text:style-name="P2">Device 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3.81cm" svg:x="3.048cm" svg:y="6.582cm">
          <text:p text:style-name="P2">privcmd</text:p>
          <text:p text:style-name="P2">driv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02cm" svg:height="3.81cm" svg:x="13.462cm" svg:y="6.582cm">
          <text:p text:style-name="P2">Frontend</text:p>
          <text:p text:style-name="P2">PV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02cm" svg:height="3.81cm" svg:x="26.162cm" svg:y="6.582cm">
          <text:p text:style-name="P2">Frontend</text:p>
          <text:p text:style-name="P2">PV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02cm" svg:height="3.81cm" svg:x="19.812cm" svg:y="6.582cm">
          <text:p text:style-name="P2">Legacy</text:p>
          <text:p text:style-name="P2">Device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1.27cm" svg:x="9.906cm" svg:y="4.042cm">
          <text:p text:style-name="P2">QEM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.366cm" svg:height="1.987cm" svg:x="3.556cm" svg:y="12.424cm">
          <draw:text-box>
            <text:p text:style-name="P2"><text:span text:style-name="T2">Xen Hypervisor</text:span></text:p>
          </draw:text-box>
        </draw:frame>
        <draw:line draw:style-name="gr10" draw:text-style-name="P4" draw:layer="layout" svg:x1="3.048cm" svg:y1="6.074cm" svg:x2="13.462cm" svg:y2="6.074cm">
          <text:p/>
        </draw:line>
        <draw:frame draw:style-name="gr11" draw:text-style-name="P6" draw:layer="layout" svg:width="4.198cm" svg:height="1.673cm" svg:x="11.176cm" svg:y="11.916cm">
          <draw:text-box>
            <text:p text:style-name="P2">Memory <text:line-break/>Management</text:p>
          </draw:text-box>
        </draw:frame>
        <draw:frame draw:style-name="gr12" draw:text-style-name="P6" draw:layer="layout" svg:width="4.113cm" svg:height="1.673cm" svg:x="17.9cm" svg:y="11.916cm">
          <draw:text-box>
            <text:p text:style-name="P2">CPU </text:p>
            <text:p text:style-name="P2">Virtualization</text:p>
          </draw:text-box>
        </draw:frame>
        <draw:frame draw:style-name="gr12" draw:text-style-name="P6" draw:layer="layout" svg:width="4.113cm" svg:height="1.673cm" svg:x="25.351cm" svg:y="11.916cm">
          <draw:text-box>
            <text:p text:style-name="P2">Timer</text:p>
            <text:p text:style-name="P2">Virtualization</text:p>
          </draw:text-box>
        </draw:frame>
        <draw:line draw:style-name="gr13" draw:text-style-name="P4" draw:layer="layout" svg:x1="9.398cm" svg:y1="11.408cm" svg:x2="9.398cm" svg:y2="10.392cm">
          <text:p/>
        </draw:line>
        <draw:line draw:style-name="gr14" draw:text-style-name="P4" draw:layer="layout" svg:x1="9.398cm" svg:y1="11.408cm" svg:x2="14.732cm" svg:y2="11.408cm">
          <text:p/>
        </draw:line>
        <draw:line draw:style-name="gr13" draw:text-style-name="P4" draw:layer="layout" svg:x1="14.732cm" svg:y1="11.408cm" svg:x2="14.732cm" svg:y2="10.392cm">
          <text:p/>
        </draw:line>
        <draw:line draw:style-name="gr15" draw:text-style-name="P4" draw:layer="layout" svg:x1="12.192cm" svg:y1="13.948cm" svg:x2="12.192cm" svg:y2="5.312cm">
          <text:p/>
        </draw:line>
        <draw:line draw:style-name="gr16" draw:text-style-name="P4" draw:layer="layout" svg:x1="12.192cm" svg:y1="13.948cm" svg:x2="22.098cm" svg:y2="13.948cm">
          <text:p/>
        </draw:line>
        <draw:line draw:style-name="gr15" draw:text-style-name="P4" draw:layer="layout" svg:x1="22.092cm" svg:y1="13.962cm" svg:x2="22.092cm" svg:y2="10.392cm">
          <text:p/>
        </draw:line>
        <draw:line draw:style-name="gr6" draw:text-style-name="P4" draw:layer="layout" svg:x1="4.826cm" svg:y1="5.566cm" svg:x2="4.826cm" svg:y2="6.582cm">
          <text:p/>
        </draw:line>
        <draw:line draw:style-name="gr6" draw:text-style-name="P4" draw:layer="layout" svg:x1="4.826cm" svg:y1="10.392cm" svg:x2="4.826cm" svg:y2="12.424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08T15:38:09.613493915</dc:date>
    <meta:editing-duration>PT59M33S</meta:editing-duration>
    <meta:editing-cycles>63</meta:editing-cycles>
    <meta:generator>LibreOffice/5.1.4.2$Linux_X86_64 LibreOffice_project/10m0$Build-2</meta:generator>
    <meta:document-statistic meta:object-count="57"/>
  </office:meta>
</office:document-meta>
</file>